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e0362" officeooo:paragraph-rsid="001e0362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ed7ff" officeooo:paragraph-rsid="001ed7f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cionamiento de código</text:p>
      <text:p text:style-name="P1"/>
      <text:p text:style-name="P2">Para operar el programa, es posible ejecutando solo el archivo EXE. Sin embargo, desde terminal es necesario ejecutar el comando</text:p>
      <text:p text:style-name="P2"/>
      <text:p text:style-name="P2"><text:tab/>&gt; python Principal.py</text:p>
      <text:p text:style-name="P2"/>
      <text:p text:style-name="P2">Este programa esta realizado en Python 3.7.4, por lo cual se recomienda usar esta versión para su buen funcionamiento. Ningún otro complemto o librería de Python fue empleada en consideración con lo indicado en las instrucciones del trabajo.</text:p>
      <text:p text:style-name="P2"/>
      <text:p text:style-name="P2">El programa Principal.py ejecuta todo el sistema del almacen, ingresos y ventas. Todo dentro de este código está comentado para su mejor entendimiento. Todo se resolvió usando funciones y estructuras básicas de python, principalmente arreglos. </text:p>
      <text:p text:style-name="P2"/>
      <text:p text:style-name="P2">Para resolverlo se construyeron funciones que simulan cada parte solicitada en las especificaciones del problema, donde el único detalle importante o difícil del proceso fue modificar o eliminar específicamente parte de las pilas o colas. Por ejemplo, esto ocurre cuando debemos eliminar una consola del almacen o bien cuando hemos cumplido con una solicitud de la cola de pedidos. Esto se resolvió agregando un nuevo método a las colas y pilas. Cabe mencionar que en una definición estricta de colas y pilas, estas no fueron programadas en base a estos lineamientos, si no que recurren a muchas características de los arreglos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7T15:35:43.279740127</meta:creation-date>
    <dc:date>2021-11-17T16:48:39.712419729</dc:date>
    <meta:editing-duration>PT6S</meta:editing-duration>
    <meta:editing-cycles>1</meta:editing-cycles>
    <meta:document-statistic meta:table-count="0" meta:image-count="0" meta:object-count="0" meta:page-count="1" meta:paragraph-count="6" meta:word-count="200" meta:character-count="1288" meta:non-whitespace-character-count="1091"/>
    <meta:generator>LibreOffice/7.2.2.2$Linux_X86_64 LibreOffice_project/20$Build-2</meta:generator>
  </office:meta>
</office:document-meta>
</file>